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180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ReferralRewardAndNotification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1/09/2017</text:date>, <text:time>13:4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53S</meta:editing-duration>
    <meta:editing-cycles>9</meta:editing-cycles>
    <meta:generator>OpenOffice/4.1.2$Win32 OpenOffice.org_project/412m3$Build-9782</meta:generator>
    <dc:date>2017-01-09T13:41:49.84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